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8pt"/>
    </style:style>
    <style:style style:name="co3" style:family="table-column">
      <style:table-column-properties fo:break-before="auto" style:column-width="208.49pt"/>
    </style:style>
    <style:style style:name="co4" style:family="table-column">
      <style:table-column-properties fo:break-before="auto" style:column-width="113.56pt"/>
    </style:style>
    <style:style style:name="co5" style:family="table-column">
      <style:table-column-properties fo:break-before="auto" style:column-width="187.9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ff3333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3333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ff3333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000000" fo:background-color="#ff3333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2"/>
        <table:table-row table:style-name="ro1"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/LibRef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1_ES1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table:style-name="ce7" office:value-type="string" calcext:value-type="string">
            <text:p>C1_ES2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1_ES3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table:style-name="ce7" office:value-type="string" calcext:value-type="string">
            <text:p>C2_ES1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2_ES2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table:style-name="ce7" office:value-type="string" calcext:value-type="string">
            <text:p>C2_ES3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3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3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3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3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5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5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5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5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6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6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12,5-5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UPW1H471MHD1TO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 ALU 470uF 50V 20%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8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8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8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8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120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206C475K5PACTU</text:p>
          </table:table-cell>
          <table:table-cell table:style-name="ce7" office:value-type="string" calcext:value-type="string">
            <text:p>C9</text:p>
          </table:table-cell>
          <table:table-cell office:value-type="string" calcext:value-type="string">
            <text:p>CAP CER 1206 4.7uF 50V 10% X5R</text:p>
          </table:table-cell>
        </table:table-row>
        <table:table-row table:style-name="ro2">
          <table:table-cell office:value-type="string" calcext:value-type="string">
            <text:p>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M21BR71H105KA12L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P CER 0805 1uF 50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table:style-name="ce7" office:value-type="string" calcext:value-type="string">
            <text:p>C11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2_M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2_M2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2_M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2_M4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4_M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4_M2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4_M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4_M4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table:number-columns-repeated="3" office:value-type="string" calcext:value-type="string">
            <text:p>EEE-1VA101XP</text:p>
          </table:table-cell>
          <table:table-cell table:style-name="ce7" office:value-type="string" calcext:value-type="string">
            <text:p>C15</text:p>
          </table:table-cell>
          <table:table-cell office:value-type="string" calcext:value-type="string">
            <text:p>CAP ALUM 100UF 35V 20% SMD</text:p>
          </table:table-cell>
        </table:table-row>
        <table:table-row table:style-name="ro2">
          <table:table-cell table:number-columns-repeated="3" office:value-type="string" calcext:value-type="string">
            <text:p>EEE-1VA101XP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 ALUM 100UF 35V 20% SMD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17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table:number-columns-repeated="3" office:value-type="string" calcext:value-type="string">
            <text:p>EEE-1VA101XP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 ALUM 100UF 35V 20% SM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20</text:p>
          </table:table-cell>
          <table:table-cell office:value-type="string" calcext:value-type="string">
            <text:p>CAP CER 0.1UF (100nF) 16V 10% X7R 0402</text:p>
          </table:table-cell>
        </table:table-row>
        <table:table-row table:style-name="ro2">
          <table:table-cell office:value-type="string" calcext:value-type="string">
            <text:p>C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C106K8PACTU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 CER 0805 10uF 10V 10% X5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M155R60J105KE19D</text:p>
          </table:table-cell>
          <table:table-cell table:style-name="ce7" office:value-type="string" calcext:value-type="string">
            <text:p>C22</text:p>
          </table:table-cell>
          <table:table-cell office:value-type="string" calcext:value-type="string">
            <text:p>CAP CER 0402 1uF 6.3V 10% X5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24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26</text:p>
          </table:table-cell>
          <table:table-cell office:value-type="string" calcext:value-type="string">
            <text:p>CAP CER 0.1UF (100nF) 16V 10%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28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0_TR1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0_TR2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0_TR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0_TR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32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36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8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table:style-name="ce7" office:value-type="string" calcext:value-type="string">
            <text:p>C40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42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C100JB5NNNC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CAP CER 10PF 50V 5% NP0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C100JB5NNNC</text:p>
          </table:table-cell>
          <table:table-cell table:style-name="ce7" office:value-type="string" calcext:value-type="string">
            <text:p>C44</text:p>
          </table:table-cell>
          <table:table-cell office:value-type="string" calcext:value-type="string">
            <text:p>CAP CER 10PF 50V 5% NP0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46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48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50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5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5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56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58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60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6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6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table:style-name="ce7" office:value-type="string" calcext:value-type="string">
            <text:p>C66_M1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C66_M2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table:style-name="ce7" office:value-type="string" calcext:value-type="string">
            <text:p>C66_M3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C66_M4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7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office:value-type="string" calcext:value-type="string">
            <text:p>C68_M1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table:style-name="ce7" office:value-type="string" calcext:value-type="string">
            <text:p>C68_M2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office:value-type="string" calcext:value-type="string">
            <text:p>C68_M3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table:style-name="ce7" office:value-type="string" calcext:value-type="string">
            <text:p>C68_M4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70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office:value-type="string" calcext:value-type="string">
            <text:p>C71_M1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71_M2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office:value-type="string" calcext:value-type="string">
            <text:p>C71_M3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71_M4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7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C220JB5NNNC</text:p>
          </table:table-cell>
          <table:table-cell table:style-name="ce7" office:value-type="string" calcext:value-type="string">
            <text:p>C73</text:p>
          </table:table-cell>
          <table:table-cell office:value-type="string" calcext:value-type="string">
            <text:p>CAP CER 22PF 50V 5% NP0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75_M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75_M2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75_M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75_M4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1206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CL31A106KBHNNNE</text:p>
          </table:table-cell>
          <table:table-cell table:style-name="ce7" office:value-type="string" calcext:value-type="string">
            <text:p>C77</text:p>
          </table:table-cell>
          <table:table-cell office:value-type="string" calcext:value-type="string">
            <text:p>CAP CER 10UF 50V 10% X5R 1206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L10B104KB8SFNC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B103JB5NNNC</text:p>
          </table:table-cell>
          <table:table-cell table:style-name="ce7" office:value-type="string" calcext:value-type="string">
            <text:p>C79</text:p>
          </table:table-cell>
          <table:table-cell office:value-type="string" calcext:value-type="string">
            <text:p>CAP CER 10000PF 50V 5% X7R 0402</text:p>
          </table:table-cell>
        </table:table-row>
        <table:table-row table:style-name="ro2">
          <table:table-cell office:value-type="string" calcext:value-type="string">
            <text:p>C1206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CL31A106KBHNNNE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AP CER 10UF 50V 10% X5R 1206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L10B104KB8SFNC</text:p>
          </table:table-cell>
          <table:table-cell table:style-name="ce7" office:value-type="string" calcext:value-type="string">
            <text:p>C81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B103JB5NNNC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AP CER 10000PF 50V 5% X7R 0402</text:p>
          </table:table-cell>
        </table:table-row>
        <table:table-row table:style-name="ro2">
          <table:table-cell table:number-columns-repeated="2" office:value-type="string" calcext:value-type="string">
            <text:p>SZMM3Z4V7T1G</text:p>
          </table:table-cell>
          <table:table-cell office:value-type="string" calcext:value-type="string">
            <text:p>D Zener</text:p>
          </table:table-cell>
          <table:table-cell table:style-name="ce7" office:value-type="string" calcext:value-type="string">
            <text:p>D1</text:p>
          </table:table-cell>
          <table:table-cell office:value-type="string" calcext:value-type="string">
            <text:p>Zener Diode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office:value-type="string" calcext:value-type="string">
            <text:p>SK310A-TP</text:p>
          </table:table-cell>
          <table:table-cell office:value-type="string" calcext:value-type="string">
            <text:p>SK310A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 Schottky 3A SMA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table:style-name="ce7" office:value-type="string" calcext:value-type="string">
            <text:p>D3_TR1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office:value-type="string" calcext:value-type="string">
            <text:p>D3_TR2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table:style-name="ce7" office:value-type="string" calcext:value-type="string">
            <text:p>D3_TR3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office:value-type="string" calcext:value-type="string">
            <text:p>D3_TR4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DO-214AB</text:p>
          </table:table-cell>
          <table:table-cell table:number-columns-repeated="2" office:value-type="string" calcext:value-type="string">
            <text:p>S3A-13-F</text:p>
          </table:table-cell>
          <table:table-cell table:style-name="ce7" office:value-type="string" calcext:value-type="string">
            <text:p>D4</text:p>
          </table:table-cell>
          <table:table-cell office:value-type="string" calcext:value-type="string">
            <text:p>DIODE DO-214AB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office:value-type="string" calcext:value-type="string">
            <text:p>D5_TR1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table:style-name="ce7" office:value-type="string" calcext:value-type="string">
            <text:p>D5_TR2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office:value-type="string" calcext:value-type="string">
            <text:p>D5_TR3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SOD523</text:p>
          </table:table-cell>
          <table:table-cell table:number-columns-repeated="2" office:value-type="string" calcext:value-type="string">
            <text:p>1N4148WT</text:p>
          </table:table-cell>
          <table:table-cell table:style-name="ce7" office:value-type="string" calcext:value-type="string">
            <text:p>D5_TR4</text:p>
          </table:table-cell>
          <table:table-cell office:value-type="string" calcext:value-type="string">
            <text:p>DIODE SOD523</text:p>
          </table:table-cell>
        </table:table-row>
        <table:table-row table:style-name="ro2">
          <table:table-cell office:value-type="string" calcext:value-type="string">
            <text:p>DO-214AB</text:p>
          </table:table-cell>
          <table:table-cell table:number-columns-repeated="2" office:value-type="string" calcext:value-type="string">
            <text:p>S3A-13-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ODE DO-214AB</text:p>
          </table:table-cell>
        </table:table-row>
        <table:table-row table:style-name="ro2">
          <table:table-cell office:value-type="string" calcext:value-type="string">
            <text:p>SOD323-R</text:p>
          </table:table-cell>
          <table:table-cell table:number-columns-repeated="2" office:value-type="string" calcext:value-type="string">
            <text:p>RSB39VTE-17</text:p>
          </table:table-cell>
          <table:table-cell table:style-name="ce7" office:value-type="string" calcext:value-type="string">
            <text:p>D8</text:p>
          </table:table-cell>
          <table:table-cell office:value-type="string" calcext:value-type="string">
            <text:p>DIODE TVS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10107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 0805 Red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10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table:style-name="ce7" office:value-type="string" calcext:value-type="string">
            <text:p>D12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14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16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18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0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0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0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0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1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1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1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1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2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2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2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2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3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3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3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3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24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6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8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30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table:style-name="ce7" office:value-type="string" calcext:value-type="string">
            <text:p>DA1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table:style-name="ce7" office:value-type="string" calcext:value-type="string">
            <text:p>DA3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office:value-type="string" calcext:value-type="string">
            <text:p>DA4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3522-2 - WAVE SOLDER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1</text:p>
          </table:table-cell>
          <table:table-cell table:style-name="ce7" office:value-type="string" calcext:value-type="string">
            <text:p>F1</text:p>
          </table:table-cell>
          <table:table-cell office:value-type="string" calcext:value-type="string">
            <text:p>Fuse</text:p>
          </table:table-cell>
        </table:table-row>
        <table:table-row table:style-name="ro2">
          <table:table-cell office:value-type="string" calcext:value-type="string">
            <text:p>3522-2 - WAVE SOLDER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table:style-name="ce7" office:value-type="string" calcext:value-type="string">
            <text:p>FAN-1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office:value-type="string" calcext:value-type="string">
            <text:p>FB4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table:style-name="ce7" office:value-type="string" calcext:value-type="string">
            <text:p>FB5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office:value-type="string" calcext:value-type="string">
            <text:p>FB6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table:style-name="ce7" office:value-type="string" calcext:value-type="string">
            <text:p>FB7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office:value-type="string" calcext:value-type="string">
            <text:p>FB8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table:style-name="ce7" office:value-type="string" calcext:value-type="string">
            <text:p>FB9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FIDUCIAL-1X2</text:p>
          </table:table-cell>
          <table:table-cell table:number-columns-repeated="2" office:value-type="string" calcext:value-type="string">
            <text:p>FIDUCIAL</text:p>
          </table:table-cell>
          <table:table-cell office:value-type="string" calcext:value-type="string">
            <text:p>FD1</text:p>
          </table:table-cell>
          <table:table-cell/>
        </table:table-row>
        <table:table-row table:style-name="ro2">
          <table:table-cell office:value-type="string" calcext:value-type="string">
            <text:p>FIDUCIAL-1X2</text:p>
          </table:table-cell>
          <table:table-cell table:number-columns-repeated="2" office:value-type="string" calcext:value-type="string">
            <text:p>FIDUCIAL</text:p>
          </table:table-cell>
          <table:table-cell table:style-name="ce7" office:value-type="string" calcext:value-type="string">
            <text:p>FD2</text:p>
          </table:table-cell>
          <table:table-cell/>
        </table:table-row>
        <table:table-row table:style-name="ro2">
          <table:table-cell office:value-type="string" calcext:value-type="string">
            <text:p>FIDUCIAL-1X2</text:p>
          </table:table-cell>
          <table:table-cell table:number-columns-repeated="2" office:value-type="string" calcext:value-type="string">
            <text:p>FIDUCIAL</text:p>
          </table:table-cell>
          <table:table-cell office:value-type="string" calcext:value-type="string">
            <text:p>FD3</text:p>
          </table:table-cell>
          <table:table-cell/>
        </table:table-row>
        <table:table-row table:style-name="ro2">
          <table:table-cell office:value-type="string" calcext:value-type="string">
            <text:p>PN61729</text:p>
          </table:table-cell>
          <table:table-cell table:number-columns-repeated="2" office:value-type="string" calcext:value-type="string">
            <text:p>USB-B</text:p>
          </table:table-cell>
          <table:table-cell table:style-name="ce7" office:value-type="string" calcext:value-type="string">
            <text:p>J1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FTSH-105-XX-X-DV</text:p>
          </table:table-cell>
          <table:table-cell office:value-type="string" calcext:value-type="string">
            <text:p>ARM Cortex JTAG-DEBUG Header</text:p>
          </table:table-cell>
          <table:table-cell office:value-type="string" calcext:value-type="string">
            <text:p>J2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SJ</text:p>
          </table:table-cell>
          <table:table-cell table:style-name="ce7" office:value-type="string" calcext:value-type="string">
            <text:p>JP1</text:p>
          </table:table-cell>
          <table:table-cell office:value-type="string" calcext:value-type="string">
            <text:p>SMD solder jumper</text:p>
          </table:table-cell>
        </table:table-row>
        <table:table-row table:style-name="ro2">
          <table:table-cell office:value-type="string" calcext:value-type="string">
            <text:p>XAL50xx-153</text:p>
          </table:table-cell>
          <table:table-cell table:number-columns-repeated="2" office:value-type="string" calcext:value-type="string">
            <text:p>XAL5050-153MEB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 15uH 3.9A 20%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70107F</text:p>
          </table:table-cell>
          <table:table-cell table:style-name="ce7" office:value-type="string" calcext:value-type="string">
            <text:p>LED1</text:p>
          </table:table-cell>
          <table:table-cell office:value-type="string" calcext:value-type="string">
            <text:p>LED 0805 Green</text:p>
          </table:table-cell>
        </table:table-row>
        <table:table-row table:style-name="ro2">
          <table:table-cell office:value-type="string" calcext:value-type="string">
            <text:p>OSHW_8X150_NOTEXT</text:p>
          </table:table-cell>
          <table:table-cell table:number-columns-repeated="2" office:value-type="string" calcext:value-type="string">
            <text:p>OSHW_LOGO_8MILX0150-NT</text:p>
          </table:table-cell>
          <table:table-cell office:value-type="string" calcext:value-type="string">
            <text:p>LOGO1</text:p>
          </table:table-cell>
          <table:table-cell/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table:style-name="ce7" office:value-type="string" calcext:value-type="string">
            <text:p>M1_M1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office:value-type="string" calcext:value-type="string">
            <text:p>M1_M2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table:style-name="ce7" office:value-type="string" calcext:value-type="string">
            <text:p>M1_M3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office:value-type="string" calcext:value-type="string">
            <text:p>M1_M4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table:style-name="ce7" office:value-type="string" calcext:value-type="string">
            <text:p>M2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table:style-name="ce7" office:value-type="string" calcext:value-type="string">
            <text:p>MAX1_ES1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office:value-type="string" calcext:value-type="string">
            <text:p>MAX1_ES2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table:style-name="ce7" office:value-type="string" calcext:value-type="string">
            <text:p>MAX1_ES3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office:value-type="string" calcext:value-type="string">
            <text:p>MIN1_ES1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table:style-name="ce7" office:value-type="string" calcext:value-type="string">
            <text:p>MIN1_ES2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office:value-type="string" calcext:value-type="string">
            <text:p>MIN1_ES3</text:p>
          </table:table-cell>
          <table:table-cell/>
        </table:table-row>
        <table:table-row table:style-name="ro2">
          <table:table-cell office:value-type="string" calcext:value-type="string">
            <text:p>HDR1X2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Header 2</text:p>
          </table:table-cell>
          <table:table-cell table:style-name="ce7" office:value-type="string" calcext:value-type="string">
            <text:p>P1</text:p>
          </table:table-cell>
          <table:table-cell office:value-type="string" calcext:value-type="string">
            <text:p>Header, 2-Pin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office:value-type="string" calcext:value-type="string">
            <text:p>P2_TR1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table:style-name="ce7" office:value-type="string" calcext:value-type="string">
            <text:p>P2_TR2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office:value-type="string" calcext:value-type="string">
            <text:p>P2_TR3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table:style-name="ce7" office:value-type="string" calcext:value-type="string">
            <text:p>P2_TR4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HDR2X5</text:p>
          </table:table-cell>
          <table:table-cell table:number-columns-repeated="2" office:value-type="string" calcext:value-type="string">
            <text:p>Header 5X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eader, 5-Pin, Dual row</text:p>
          </table:table-cell>
        </table:table-row>
        <table:table-row table:style-name="ro2">
          <table:table-cell office:value-type="string" calcext:value-type="string">
            <text:p>HDR2X4</text:p>
          </table:table-cell>
          <table:table-cell table:number-columns-repeated="2" office:value-type="string" calcext:value-type="string">
            <text:p>Header 4X2</text:p>
          </table:table-cell>
          <table:table-cell table:style-name="ce7" office:value-type="string" calcext:value-type="string">
            <text:p>P4</text:p>
          </table:table-cell>
          <table:table-cell office:value-type="string" calcext:value-type="string">
            <text:p>Header, 4-Pin, Dual row</text:p>
          </table:table-cell>
        </table:table-row>
        <table:table-row table:style-name="ro2">
          <table:table-cell table:number-columns-repeated="3" office:value-type="string" calcext:value-type="string">
            <text:p>302-S16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16 Pos 2.54mm Pin Connector Shrouded</text:p>
          </table:table-cell>
        </table:table-row>
        <table:table-row table:style-name="ro2">
          <table:table-cell table:number-columns-repeated="3" office:value-type="string" calcext:value-type="string">
            <text:p>302-S161</text:p>
          </table:table-cell>
          <table:table-cell table:style-name="ce7" office:value-type="string" calcext:value-type="string">
            <text:p>P6</text:p>
          </table:table-cell>
          <table:table-cell office:value-type="string" calcext:value-type="string">
            <text:p>16 Pos 2.54mm Pin Connector Shrouded</text:p>
          </table:table-cell>
        </table:table-row>
        <table:table-row table:style-name="ro2">
          <table:table-cell office:value-type="string" calcext:value-type="string">
            <text:p>IRLML6346</text:p>
          </table:table-cell>
          <table:table-cell table:number-columns-repeated="2" office:value-type="string" calcext:value-type="string">
            <text:p>IRML6346TRPBF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office:value-type="string" calcext:value-type="string">
            <text:p>IRLML6346</text:p>
          </table:table-cell>
          <table:table-cell table:number-columns-repeated="2" office:value-type="string" calcext:value-type="string">
            <text:p>IRML6346TRPBF</text:p>
          </table:table-cell>
          <table:table-cell table:style-name="ce7" office:value-type="string" calcext:value-type="string">
            <text:p>Q3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table:style-name="ce7" office:value-type="string" calcext:value-type="string">
            <text:p>Q5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table:style-name="ce7" office:value-type="string" calcext:value-type="string">
            <text:p>Q7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style-name="ce3" office:value-type="string" calcext:value-type="string">
            <text:p>J1-0603</text:p>
          </table:table-cell>
          <table:table-cell table:number-columns-repeated="2" table:style-name="ce5" office:value-type="string" calcext:value-type="string">
            <text:p>Res3</text:p>
          </table:table-cell>
          <table:table-cell table:style-name="ce8" office:value-type="string" calcext:value-type="string">
            <text:p>R1</text:p>
          </table:table-cell>
          <table:table-cell table:style-name="ce3" office:value-type="string" calcext:value-type="string">
            <text:p>Resistor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table:style-name="ce7" office:value-type="string" calcext:value-type="string">
            <text:p>R2_ES1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office:value-type="string" calcext:value-type="string">
            <text:p>R2_ES2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table:style-name="ce7" office:value-type="string" calcext:value-type="string">
            <text:p>R2_ES3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office:value-type="string" calcext:value-type="string">
            <text:p>R3_ES1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table:style-name="ce7" office:value-type="string" calcext:value-type="string">
            <text:p>R3_ES2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office:value-type="string" calcext:value-type="string">
            <text:p>R3_ES3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table:style-name="ce3" office:value-type="string" calcext:value-type="string">
            <text:p>J1-0603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Res3</text:p>
          </table:table-cell>
          <table:table-cell table:style-name="ce9" office:value-type="string" calcext:value-type="string">
            <text:p>R4</text:p>
          </table:table-cell>
          <table:table-cell table:style-name="ce3" office:value-type="string" calcext:value-type="string">
            <text:p>Resistor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ERJ-2RKF39R0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 SMD 39 OHM 1% 1/10W 0402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6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0.6r</text:p>
          </table:table-cell>
          <table:table-cell office:value-type="string" calcext:value-type="string">
            <text:p>RL2512FK-070R06L</text:p>
          </table:table-cell>
          <table:table-cell table:style-name="ce7" office:value-type="string" calcext:value-type="string">
            <text:p>R9</text:p>
          </table:table-cell>
          <table:table-cell office:value-type="string" calcext:value-type="string">
            <text:p>RES 0.06 OHM 1W 1% 2512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table:style-name="ce7" office:value-type="string" calcext:value-type="string">
            <text:p>R11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table:style-name="ce7" office:value-type="string" calcext:value-type="string">
            <text:p>R13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4_TR1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4_TR2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4_TR3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4_TR4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table:style-name="ce7" office:value-type="string" calcext:value-type="string">
            <text:p>R16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CRCW0402200KFKED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 0402 22r 63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table:style-name="ce7" office:value-type="string" calcext:value-type="string">
            <text:p>R18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9_TR1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9_TR2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9_TR3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9_TR4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table:style-name="ce7" office:value-type="string" calcext:value-type="string">
            <text:p>R21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ERJ-2RKF39R0X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ES SMD 39 OHM 1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CRCW04026K80FKED</text:p>
          </table:table-cell>
          <table:table-cell table:style-name="ce7" office:value-type="string" calcext:value-type="string">
            <text:p>R23</text:p>
          </table:table-cell>
          <table:table-cell office:value-type="string" calcext:value-type="string">
            <text:p>RES SMD 6.8K OHM 1% 1/16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table:style-name="ce7" office:value-type="string" calcext:value-type="string">
            <text:p>R25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table:style-name="ce7" office:value-type="string" calcext:value-type="string">
            <text:p>R27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table:style-name="ce7" office:value-type="string" calcext:value-type="string">
            <text:p>R30_M1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30_M2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table:style-name="ce7" office:value-type="string" calcext:value-type="string">
            <text:p>R30_M3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30_M4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table:style-name="ce7" office:value-type="string" calcext:value-type="string">
            <text:p>R31_M1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office:value-type="string" calcext:value-type="string">
            <text:p>R31_M2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table:style-name="ce7" office:value-type="string" calcext:value-type="string">
            <text:p>R31_M3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office:value-type="string" calcext:value-type="string">
            <text:p>R31_M4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2_M1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2_M2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2_M3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2_M4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3_M1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3_M2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3_M3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3_M4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table:style-name="ce7" office:value-type="string" calcext:value-type="string">
            <text:p>R36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8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table:style-name="ce7" office:value-type="string" calcext:value-type="string">
            <text:p>R45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table:style-name="ce7" office:value-type="string" calcext:value-type="string">
            <text:p>R47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55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table:style-name="ce7" office:value-type="string" calcext:value-type="string">
            <text:p>R58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table:style-name="ce7" office:value-type="string" calcext:value-type="string">
            <text:p>R60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63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table:style-name="ce7" office:value-type="string" calcext:value-type="string">
            <text:p>R66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table:style-name="ce7" office:value-type="string" calcext:value-type="string">
            <text:p>R68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71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B3F-31XX</text:p>
          </table:table-cell>
          <table:table-cell office:value-type="string" calcext:value-type="string">
            <text:p>1571610-2</text:p>
          </table:table-cell>
          <table:table-cell office:value-type="string" calcext:value-type="string">
            <text:p>1571610-2_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TCH Momentary Washable</text:p>
          </table:table-cell>
        </table:table-row>
        <table:table-row table:style-name="ro2">
          <table:table-cell office:value-type="string" calcext:value-type="string">
            <text:p>MSTBV10</text:p>
          </table:table-cell>
          <table:table-cell office:value-type="string" calcext:value-type="string">
            <text:p>Molex 0395311010</text:p>
          </table:table-cell>
          <table:table-cell office:value-type="string" calcext:value-type="string">
            <text:p>0395311010 - Molex 10 Position Connector</text:p>
          </table:table-cell>
          <table:table-cell table:style-name="ce7" office:value-type="string" calcext:value-type="string">
            <text:p>T1</text:p>
          </table:table-cell>
          <table:table-cell office:value-type="string" calcext:value-type="string">
            <text:p>MSBTV10 10 port connector same as RAMBo</text:p>
          </table:table-cell>
        </table:table-row>
        <table:table-row table:style-name="ro2">
          <table:table-cell office:value-type="string" calcext:value-type="string">
            <text:p>MSTBV2 - duplicate</text:p>
          </table:table-cell>
          <table:table-cell office:value-type="string" calcext:value-type="string">
            <text:p>con-phoenix-508 - 2</text:p>
          </table:table-cell>
          <table:table-cell office:value-type="string" calcext:value-type="string">
            <text:p>con-phoenix-508_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on-phoenix-508 - 2</text:p>
          </table:table-cell>
        </table:table-row>
        <table:table-row table:style-name="ro2">
          <table:table-cell office:value-type="string" calcext:value-type="string">
            <text:p>MSTBV4</text:p>
          </table:table-cell>
          <table:table-cell office:value-type="string" calcext:value-type="string">
            <text:p>con-phoenix-508 - 4</text:p>
          </table:table-cell>
          <table:table-cell office:value-type="string" calcext:value-type="string">
            <text:p>con-phoenix-508_4</text:p>
          </table:table-cell>
          <table:table-cell table:style-name="ce7" office:value-type="string" calcext:value-type="string">
            <text:p>T3</text:p>
          </table:table-cell>
          <table:table-cell office:value-type="string" calcext:value-type="string">
            <text:p>con-phoenix-508 - 4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6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7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8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9_ES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9_ES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9_ES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0_ES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0_ES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0_ES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5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6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7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9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20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2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2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2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2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2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3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3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3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3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5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5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5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5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6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6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6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6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7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7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7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7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8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9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9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9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9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0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0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0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0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5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6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7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52_TR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52_TR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52_TR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52_TR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VSSOP10</text:p>
          </table:table-cell>
          <table:table-cell office:value-type="string" calcext:value-type="string">
            <text:p>LM25011MY/NOPB</text:p>
          </table:table-cell>
          <table:table-cell office:value-type="string" calcext:value-type="string">
            <text:p>LM250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EG BUCK</text:p>
          </table:table-cell>
        </table:table-row>
        <table:table-row table:style-name="ro2">
          <table:table-cell office:value-type="string" calcext:value-type="string">
            <text:p>SOT230P700X190-4N</text:p>
          </table:table-cell>
          <table:table-cell table:number-columns-repeated="2" office:value-type="string" calcext:value-type="string">
            <text:p>MIC5209-3.3YS</text:p>
          </table:table-cell>
          <table:table-cell table:style-name="ce7" office:value-type="string" calcext:value-type="string">
            <text:p>U2</text:p>
          </table:table-cell>
          <table:table-cell/>
        </table:table-row>
        <table:table-row table:style-name="ro2">
          <table:table-cell office:value-type="string" calcext:value-type="string">
            <text:p>LQFP144_N</text:p>
          </table:table-cell>
          <table:table-cell table:number-columns-repeated="2" office:value-type="string" calcext:value-type="string">
            <text:p>ATML-ATSAM3X-LQFP-144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table:style-name="ce7" office:value-type="string" calcext:value-type="string">
            <text:p>U5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ADuM416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SB Opto Isolato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table:style-name="ce7" office:value-type="string" calcext:value-type="string">
            <text:p>U7_M1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office:value-type="string" calcext:value-type="string">
            <text:p>U7_M2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table:style-name="ce7" office:value-type="string" calcext:value-type="string">
            <text:p>U7_M3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office:value-type="string" calcext:value-type="string">
            <text:p>U7_M4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office:value-type="string" calcext:value-type="string">
            <text:p>TSOP65P640X120-16N</text:p>
          </table:table-cell>
          <table:table-cell office:value-type="string" calcext:value-type="string">
            <text:p>TXB0106 Level Shifter</text:p>
          </table:table-cell>
          <table:table-cell office:value-type="string" calcext:value-type="string">
            <text:p>TXB0106</text:p>
          </table:table-cell>
          <table:table-cell table:style-name="ce7" office:value-type="string" calcext:value-type="string">
            <text:p>U8</text:p>
          </table:table-cell>
          <table:table-cell office:value-type="string" calcext:value-type="string">
            <text:p>TXB0106 - Bidriectional Opendrain/pushpull level shift</text:p>
          </table:table-cell>
        </table:table-row>
        <table:table-row table:style-name="ro2">
          <table:table-cell table:number-columns-repeated="3" office:value-type="string" calcext:value-type="string">
            <text:p>S25FL216K0PMFI041</text:p>
          </table:table-cell>
          <table:table-cell office:value-type="string" calcext:value-type="string">
            <text:p>U9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445C35A12M00000</text:p>
          </table:table-cell>
          <table:table-cell office:value-type="string" calcext:value-type="string">
            <text:p>XTAL</text:p>
          </table:table-cell>
          <table:table-cell table:style-name="ce7" office:value-type="string" calcext:value-type="string">
            <text:p>X2</text:p>
          </table:table-cell>
          <table:table-cell office:value-type="string" calcext:value-type="string">
            <text:p>Crystal Oscill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грн.</number:text>
    </number:number-style>
    <number:number-style style:name="N132">
      <number:text>-</number:text>
      <number:number number:decimal-places="0" number:min-integer-digits="1" number:grouping="true"/>
      <number:text> грн.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грн.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грн.</number:text>
    </number:number-style>
    <number:number-style style:name="N134">
      <number:text>-</number:text>
      <number:number number:decimal-places="2" number:min-integer-digits="1" number:grouping="true"/>
      <number:text> грн.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грн.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number:min-integer-digits="1" number:grouping="true"/>
      <number:text> грн. </number:text>
    </number:number-style>
    <number:number-style style:name="N136P1" style:volatile="true">
      <loext:text>-</loext:text>
      <loext:fill-character> </loext:fill-character>
      <number:number number:decimal-places="0" number:min-integer-digits="1" number:grouping="true"/>
      <number:text> грн. </number:text>
    </number:number-style>
    <number:number-style style:name="N136P2" style:volatile="true">
      <loext:text> </loext:text>
      <loext:fill-character> </loext:fill-character>
      <number:text>- грн.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number:min-integer-digits="1" number:grouping="true"/>
      <number:text>         </number:text>
    </number:number-style>
    <number:number-style style:name="N137P1" style:volatile="true">
      <loext:text>-</loext:text>
      <loext:fill-character> </loext:fill-character>
      <number:number number:decimal-places="0" number:min-integer-digits="1" number:grouping="true"/>
      <number:text>         </number:text>
    </number:number-style>
    <number:number-style style:name="N137P2" style:volatile="true">
      <loext:text> </loext:text>
      <loext:fill-character> </loext:fill-character>
      <number:text>- 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number:min-integer-digits="1" number:grouping="true"/>
      <number:text> грн. </number:text>
    </number:number-style>
    <number:number-style style:name="N138P1" style:volatile="true">
      <loext:text>-</loext:text>
      <loext:fill-character> </loext:fill-character>
      <number:number number:decimal-places="2" number:min-integer-digits="1" number:grouping="true"/>
      <number:text> грн. </number:text>
    </number:number-style>
    <number:number-style style:name="N138P2" style:volatile="true">
      <loext:text> </loext:text>
      <loext:fill-character> </loext:fill-character>
      <number:text>-</number:text>
      <number:number number:decimal-places="0" number:min-integer-digits="0"/>
      <number:text> грн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number:min-integer-digits="1" number:grouping="true"/>
      <number:text>         </number:text>
    </number:number-style>
    <number:number-style style:name="N139P1" style:volatile="true">
      <loext:text>-</loext:text>
      <loext:fill-character> </loext:fill-character>
      <number:number number:decimal-places="2" number:min-integer-digits="1" number:grouping="true"/>
      <number:text>     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$</number:text>
      <number:number number:decimal-places="2" number:min-integer-digits="1" number:grouping="true"/>
      <style:map style:condition="value()&gt;=0" style:apply-style-name="N148P0"/>
    </number:number-style>
    <number:currency-style style:name="N14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9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149P0"/>
    </number:currency-style>
    <number:number-style style:name="N150P0" style:volatile="true">
      <loext:text>$</loext:text>
      <loext:fill-character> </loext:fill-character>
      <number:number number:decimal-places="0" number:min-integer-digits="1" number:grouping="true"/>
    </number:number-style>
    <number:number-style style:name="N150">
      <loext:text>$</loext:text>
      <loext:fill-character> </loext:fill-character>
      <number:text>(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loext:text>$</loext:text>
      <loext:fill-character> </loext:fill-character>
      <number:number number:decimal-places="0" number:min-integer-digits="1" number:grouping="true"/>
    </number:number-style>
    <number:number-style style:name="N151">
      <loext:text>$</loext:text>
      <loext:fill-character> </loext:fill-character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date-style style:name="N152P0" style:volatile="true">
      <number:month/>
      <number:text>/</number:text>
      <number:day/>
      <number:text>/</number:text>
      <number:year number:style="long"/>
    </number:date-style>
    <number:number-style style:name="N152">
      <number:text/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number:min-integer-digits="3" number:min-exponent-digits="1"/>
    </number:number-style>
    <number:number-style style:name="N162P0" style:volatile="true">
      <number:number number:decimal-places="0" number:min-integer-digits="1" number:grouping="true"/>
      <number:text> грн.</number:text>
    </number:number-style>
    <number:number-style style:name="N162">
      <number:text>-</number:text>
      <number:number number:decimal-places="0" number:min-integer-digits="1" number:grouping="true"/>
      <number:text> грн.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грн.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грн.</number:text>
    </number:number-style>
    <number:number-style style:name="N164">
      <number:text>-</number:text>
      <number:number number:decimal-places="2" number:min-integer-digits="1" number:grouping="true"/>
      <number:text> грн.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грн.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65P0"/>
    </number:number-style>
    <number:number-style style:name="N166P0" style:volatile="true">
      <loext:fill-character> </loext:fill-character>
      <number:number number:decimal-places="0" number:min-integer-digits="1" number:grouping="true"/>
      <number:text> грн. </number:text>
    </number:number-style>
    <number:number-style style:name="N166P1" style:volatile="true">
      <loext:text>-</loext:text>
      <loext:fill-character> </loext:fill-character>
      <number:number number:decimal-places="0" number:min-integer-digits="1" number:grouping="true"/>
      <number:text> грн. </number:text>
    </number:number-style>
    <number:number-style style:name="N166P2" style:volatile="true">
      <loext:fill-character> </loext:fill-character>
      <number:text>- грн.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fill-character> </loext:fill-character>
      <number:number number:decimal-places="0" number:min-integer-digits="1" number:grouping="true"/>
      <number:text>         </number:text>
    </number:number-style>
    <number:number-style style:name="N167P1" style:volatile="true">
      <loext:text>-</loext:text>
      <loext:fill-character> </loext:fill-character>
      <number:number number:decimal-places="0" number:min-integer-digits="1" number:grouping="true"/>
      <number:text>         </number:text>
    </number:number-style>
    <number:number-style style:name="N167P2" style:volatile="true">
      <loext:fill-character> </loext:fill-character>
      <number:text>-     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fill-character> </loext:fill-character>
      <number:number number:decimal-places="2" number:min-integer-digits="1" number:grouping="true"/>
      <number:text> грн. </number:text>
    </number:number-style>
    <number:number-style style:name="N168P1" style:volatile="true">
      <loext:text>-</loext:text>
      <loext:fill-character> </loext:fill-character>
      <number:number number:decimal-places="2" number:min-integer-digits="1" number:grouping="true"/>
      <number:text> грн.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грн.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2" number:min-integer-digits="1" number:grouping="true"/>
      <number:text>         </number:text>
    </number:number-style>
    <number:number-style style:name="N169P1" style:volatile="true">
      <loext:text>-</loext:text>
      <loext:fill-character> </loext:fill-character>
      <number:number number:decimal-places="2" number:min-integer-digits="1" number:grouping="true"/>
      <number:text>         </number:text>
    </number:number-style>
    <number:number-style style:name="N169P2" style:volatile="true">
      <loext:fill-character> </loext:fill-character>
      <number:text>-</number:text>
      <number:number number:decimal-places="0" number:min-integer-digits="0"/>
      <number:text>  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$</number:text>
      <number:number number:decimal-places="0" number:min-integer-digits="1" number:grouping="true"/>
    </number:number-style>
    <number:number-style style:name="N170">
      <number:text>-$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0" number:min-integer-digits="1" number:grouping="true"/>
    </number:number-style>
    <number:number-style style:name="N171">
      <style:text-properties fo:color="#ff0000"/>
      <number:text>-$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$</number:text>
      <number:number number:decimal-places="2" number:min-integer-digits="1" number:grouping="true"/>
    </number:number-style>
    <number:number-style style:name="N172">
      <number:text>-$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2" number:min-integer-digits="1" number:grouping="true"/>
    </number:number-style>
    <number:number-style style:name="N173">
      <style:text-properties fo:color="#ff0000"/>
      <number:text>-$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74P2" style:volatile="true">
      <loext:text> $</loext:text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7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$</loext:text>
      <loext:fill-character> </loext:fill-character>
      <number:number number:decimal-places="0" number:min-integer-digits="1" number:grouping="true"/>
    </number:number-style>
    <number:number-style style:name="N178">
      <loext:text>$</loext:text>
      <loext:fill-character> </loext:fill-character>
      <number:text>(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loext:text>$</loext:text>
      <loext:fill-character> </loext:fill-character>
      <number:number number:decimal-places="0" number:min-integer-digits="1" number:grouping="true"/>
    </number:number-style>
    <number:number-style style:name="N179">
      <loext:text>$</loext:text>
      <loext:fill-character> </loext:fill-character>
      <number:text>(</number:text>
      <number:number number:decimal-places="0" number:min-integer-digits="1" number:grouping="true"/>
      <number:text>)</number:text>
      <style:map style:condition="value()&gt;=0" style:apply-style-name="N179P0"/>
    </number:number-style>
    <number:date-style style:name="N180P0" style:volatile="true">
      <number:month/>
      <number:text>/</number:text>
      <number:day/>
      <number:text>/</number:text>
      <number:year number:style="long"/>
    </number:date-style>
    <number:number-style style:name="N180">
      <number:text/>
      <style:map style:condition="value()&gt;=0" style:apply-style-name="N180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37" number:language="en" number:country="US">
      <number:text-content/>
      <style:map style:condition="value()&gt;=0" style:apply-style-name="N10137P0"/>
    </number:text-style>
    <number:number-style style:name="N10138P0" style:volatile="true" number:language="en" number:country="US">
      <number:number number: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time-style style:name="N10144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44" number:language="en" number:country="US">
      <number:text-content/>
      <style:map style:condition="value()&gt;=0" style:apply-style-name="N10144P0"/>
    </number:text-style>
    <number:date-style style:name="N20108" number:language="en" number:country="AU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20109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09" number:language="en" number:country="AU">
      <number:text-content/>
      <style:map style:condition="value()&gt;=0" style:apply-style-name="N20109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gt;=0" style:apply-style-name="N20110P0"/>
    </number:text-style>
    <number:date-style style:name="N20111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11" number:language="en" number:country="AU">
      <number:text-content/>
      <style:map style:condition="value()&gt;=0" style:apply-style-name="N20111P0"/>
    </number:text-style>
    <number:date-style style:name="N20112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2" number:language="en" number:country="AU">
      <number:text-content/>
      <style:map style:condition="value()&gt;=0" style:apply-style-name="N20112P0"/>
    </number:text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41.75pt" fo:margin-bottom="36pt" fo:margin-left="33.11pt" fo:margin-right="25.91pt" style:first-page-number="continue" style:scale-to-X="1" style:scale-to-Y="1" style:writing-mode="lr-tb"/>
      <style:header-style>
        <style:header-footer-properties fo:min-height="21.26pt" fo:margin-left="20.75pt" fo:margin-right="27.95pt" fo:margin-bottom="0pt"/>
      </style:header-style>
      <style:footer-style>
        <style:header-footer-properties fo:min-height="21.26pt" fo:margin-left="20.75pt" fo:margin-right="27.95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 style:display="false"/>
      <style:header-left style:display="false"/>
      <style:footer>
        <style:region-left>
          <text:p><text:span text:style-name="MT1">Altium Limited Confidential</text:span></text:p>
        </style:region-left>
        <style:region-center>
          <text:p><text:span text:style-name="MT1"><text:date style:data-style-name="N2" text:date-value="2015-03-31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Altium Limited Confidential</text:span></text:p>
        </style:region-left>
        <style:region-center>
          <text:p><text:span text:style-name="MT1"><text:date style:data-style-name="N2" text:date-value="2015-03-31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26:53.486000000</meta:creation-date>
    <dc:date>2015-03-31T14:34:37.890000000</dc:date>
    <meta:editing-duration>P1DT52M34S</meta:editing-duration>
    <meta:editing-cycles>1</meta:editing-cycles>
    <meta:document-statistic meta:table-count="1" meta:cell-count="1800" meta:object-count="0"/>
    <meta:generator>LibreOffice/4.4.1.2$Windows_x86 LibreOffice_project/45e2de17089c24a1fa810c8f975a7171ba4cd432</meta:generator>
  </office:meta>
</office:document-meta>
</file>